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9949in" svg:y="0.3319in">
            <draw:object draw:notify-on-update-of-ranges="Sheet1.A2:Sheet1.A23 Sheet1.B2:Sheet1.B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1-byte NOPs</text:p>
          </table:table-cell>
          <table:table-cell table:style-name="ce1" office:value-type="string" calcext:value-type="string">
            <text:p>Cycles per byte</text:p>
          </table:table-cell>
          <table:table-cell/>
          <table:table-cell office:value-type="string" calcext:value-type="string">
            <text:p>(Note: Loop written in assembly, mov instruction commented out.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12" calcext:value-type="float">
            <text:p>1.0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11" calcext:value-type="float">
            <text:p>1.01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12" calcext:value-type="float">
            <text:p>1.01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64" calcext:value-type="float">
            <text:p>1.26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17" calcext:value-type="float">
            <text:p>1.51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023" calcext:value-type="float">
            <text:p>2.02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023" calcext:value-type="float">
            <text:p>2.02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533" calcext:value-type="float">
            <text:p>2.5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528" calcext:value-type="float">
            <text:p>2.52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78" calcext:value-type="float">
            <text:p>2.7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038" calcext:value-type="float">
            <text:p>3.03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285" calcext:value-type="float">
            <text:p>3.28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5T19:12:21.343000000</meta:creation-date>
    <dc:date>2023-12-05T19:37:31.556000000</dc:date>
    <meta:editing-duration>PT4M49S</meta:editing-duration>
    <meta:editing-cycles>2</meta:editing-cycles>
    <meta:generator>LibreOffice/7.5.2.2$Windows_X86_64 LibreOffice_project/53bb9681a964705cf672590721dbc85eb4d0c3a2</meta:generator>
    <meta:document-statistic meta:table-count="1" meta:cell-count="27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2:Sheet1.B23" svg:x="0.32cm" svg:y="0.18cm" svg:width="12.508cm" svg:height="8.64cm">
          <chart:coordinate-region svg:x="1.047cm" svg:y="0.38cm" svg:width="11.594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3" chart:class="chart:scatter">
            <chart:domain table:cell-range-address="Sheet1.A2:Sheet1.A23"/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3</svg:desc>
                </draw:g>
              </table:table-cell>
              <table:table-cell office:value-type="float" office:value="1.012">
                <text:p>1.012</text:p>
                <draw:g>
                  <svg:desc>Sheet1.B2:Sheet1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011">
                <text:p>1.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264">
                <text:p>1.2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517">
                <text:p>1.5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023">
                <text:p>2.0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023">
                <text:p>2.0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533">
                <text:p>2.5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528">
                <text:p>2.5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.038">
                <text:p>3.0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.285">
                <text:p>3.2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